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1" officeooo:rsid="04af6545" officeooo:paragraph-rsid="04af6545" style:font-name-complex="David CLM1"/>
    </style:style>
    <style:style style:name="P4" style:family="paragraph" style:parent-style-name="Text_20_body">
      <style:text-properties style:font-name="David CLM1" officeooo:rsid="05db2356" officeooo:paragraph-rsid="05db2356" style:font-name-complex="David CLM1"/>
    </style:style>
    <style:style style:name="P5" style:family="paragraph" style:parent-style-name="Text_20_body">
      <style:text-properties style:font-name="David CLM1" officeooo:rsid="059c86c4" officeooo:paragraph-rsid="05dac12a" style:font-name-complex="David CLM1"/>
    </style:style>
    <style:style style:name="P6" style:family="paragraph" style:parent-style-name="Text_20_body">
      <style:text-properties style:font-name="David CLM1" officeooo:rsid="05d818a9" officeooo:paragraph-rsid="05d818a9" style:font-name-complex="David CLM1"/>
    </style:style>
    <style:style style:name="P7" style:family="paragraph" style:parent-style-name="Default">
      <style:paragraph-properties fo:margin-top="0in" fo:margin-bottom="0in" loext:contextual-spacing="false" style:line-height-at-least="0.139in" fo:text-align="start" style:justify-single-word="false" style:writing-mode="lr-tb"/>
      <style:text-properties style:font-name="David CLM1" fo:font-size="12pt" officeooo:paragraph-rsid="05db2356" style:font-size-asian="12pt" style:font-name-complex="David CLM1" style:font-size-complex="12pt"/>
    </style:style>
    <style:style style:name="P8" style:family="paragraph" style:parent-style-name="Default">
      <style:paragraph-properties fo:margin-top="0in" fo:margin-bottom="0in" loext:contextual-spacing="false" style:line-height-at-least="0.139in" fo:text-align="start" style:justify-single-word="false" style:writing-mode="lr-tb"/>
      <style:text-properties style:font-name="David CLM1" fo:font-size="12pt" officeooo:paragraph-rsid="05e45cd6" style:font-size-asian="12pt" style:font-name-complex="David CLM1" style:font-size-complex="12pt"/>
    </style:style>
    <style:style style:name="P9" style:family="paragraph" style:parent-style-name="Default">
      <style:paragraph-properties fo:margin-top="0in" fo:margin-bottom="0in" loext:contextual-spacing="false" style:line-height-at-least="0.139in" fo:text-align="start" style:justify-single-word="false" style:writing-mode="lr-tb"/>
      <style:text-properties style:font-name="David CLM1" fo:font-size="12pt" officeooo:rsid="04c84b90" officeooo:paragraph-rsid="05db2356" style:font-size-asian="12pt" style:font-name-complex="David CLM1" style:font-size-complex="12pt"/>
    </style:style>
    <style:style style:name="P10" style:family="paragraph" style:parent-style-name="Default">
      <style:paragraph-properties fo:margin-top="0in" fo:margin-bottom="0in" loext:contextual-spacing="false" style:line-height-at-least="0.139in" fo:text-align="start" style:justify-single-word="false" style:writing-mode="lr-tb"/>
      <style:text-properties style:font-name="David CLM1" fo:font-size="12pt" officeooo:rsid="04c84b90" officeooo:paragraph-rsid="05e68b71" style:font-size-asian="12pt" style:font-name-complex="David CLM1" style:font-size-complex="12pt"/>
    </style:style>
    <style:style style:name="P11"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db2356" officeooo:paragraph-rsid="05db2356" style:font-size-asian="12pt" style:font-name-complex="David CLM1" style:font-size-complex="12pt"/>
    </style:style>
    <style:style style:name="P12"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db2356" officeooo:paragraph-rsid="05dc739d" style:font-size-asian="12pt" style:font-name-complex="David CLM1"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e45cd6" officeooo:paragraph-rsid="05e45cd6" style:font-size-asian="12pt" style:font-name-complex="David CLM1"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font-name="David CLM1" fo:font-size="12pt" officeooo:rsid="05e69164" officeooo:paragraph-rsid="05e69164" style:font-size-asian="12pt" style:font-name-complex="David CLM1"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db2356" officeooo:paragraph-rsid="05db2356" style:font-size-asian="12pt" style:font-style-asian="italic" style:font-weight-asian="normal" style:font-name-complex="David CLM1"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dc739d" officeooo:paragraph-rsid="05db2356" style:font-size-asian="12pt" style:font-style-asian="italic" style:font-weight-asian="normal" style:font-name-complex="David CLM1"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e69164" officeooo:paragraph-rsid="05e69164" style:font-size-asian="12pt" style:font-style-asian="italic" style:font-weight-asian="normal" style:font-name-complex="David CLM1" style:font-size-complex="12pt"/>
    </style:style>
    <style:style style:name="P18" style:family="paragraph" style:parent-style-name="Text_20_body">
      <style:paragraph-properties fo:text-align="end" style:justify-single-word="false" style:writing-mode="rl-tb"/>
      <style:text-properties style:font-name="David CLM1" officeooo:rsid="059e518c" officeooo:paragraph-rsid="05dac12a" style:font-name-complex="David CLM1"/>
    </style:style>
    <style:style style:name="P19" style:family="paragraph" style:parent-style-name="Text_20_body">
      <style:paragraph-properties fo:text-align="end" style:justify-single-word="false" style:writing-mode="rl-tb"/>
      <style:text-properties style:font-name="David CLM1" officeooo:rsid="059e518c" officeooo:paragraph-rsid="05d818a9" style:font-name-complex="David CLM1"/>
    </style:style>
    <style:style style:name="P20" style:family="paragraph" style:parent-style-name="Text_20_body">
      <style:paragraph-properties fo:text-align="end" style:justify-single-word="false" style:writing-mode="rl-tb"/>
      <style:text-properties style:font-name="David CLM1" officeooo:rsid="0596ca4a" officeooo:paragraph-rsid="0596ca4a" style:font-name-complex="David CLM1"/>
    </style:style>
    <style:style style:name="P21" style:family="paragraph" style:parent-style-name="Text_20_body">
      <style:paragraph-properties fo:text-align="end" style:justify-single-word="false" style:writing-mode="rl-tb"/>
      <style:text-properties style:font-name="David CLM1" officeooo:rsid="0596ca4a" officeooo:paragraph-rsid="05d818a9" style:font-name-complex="David CLM1"/>
    </style:style>
    <style:style style:name="P22" style:family="paragraph" style:parent-style-name="Text_20_body">
      <style:paragraph-properties fo:text-align="end" style:justify-single-word="false" style:writing-mode="rl-tb"/>
      <style:text-properties officeooo:rsid="05e45cd6" officeooo:paragraph-rsid="05e10b7a"/>
    </style:style>
    <style:style style:name="P23" style:family="paragraph" style:parent-style-name="Table_20_Contents">
      <style:paragraph-properties fo:text-align="center" style:justify-single-word="false" style:writing-mode="rl-tb"/>
      <style:text-properties style:font-name="David CLM1" fo:font-weight="bold" officeooo:rsid="059c86c4" officeooo:paragraph-rsid="05dac12a" style:font-weight-asian="bold" style:font-name-complex="David CLM1" style:font-weight-complex="bold"/>
    </style:style>
    <style:style style:name="P24" style:family="paragraph" style:parent-style-name="Table_20_Contents">
      <style:paragraph-properties style:writing-mode="rl-tb"/>
      <style:text-properties style:font-name="David CLM1" fo:font-weight="bold" officeooo:rsid="05a316ce" officeooo:paragraph-rsid="05dac12a" style:font-weight-asian="bold" style:font-name-complex="David CLM1" style:font-weight-complex="bold"/>
    </style:style>
    <style:style style:name="P25" style:family="paragraph" style:parent-style-name="Table_20_Contents">
      <style:paragraph-properties style:writing-mode="rl-tb"/>
      <style:text-properties style:font-name="David CLM1" officeooo:paragraph-rsid="05dac12a" style:font-name-complex="David CLM1"/>
    </style:style>
    <style:style style:name="P26" style:family="paragraph" style:parent-style-name="Table_20_Contents">
      <style:paragraph-properties fo:text-align="center" style:justify-single-word="false" style:writing-mode="rl-tb"/>
      <style:text-properties style:font-name="David CLM1" fo:font-size="14pt" officeooo:rsid="059dc5f2" officeooo:paragraph-rsid="05dac12a" style:font-size-asian="14pt" style:font-name-complex="David CLM1" style:font-size-complex="14pt"/>
    </style:style>
    <style:style style:name="P27" style:family="paragraph" style:parent-style-name="Heading_20_2">
      <style:paragraph-properties fo:line-height="100%"/>
      <style:text-properties style:font-name="David CLM1" officeooo:rsid="05735d0c" officeooo:paragraph-rsid="05db2356" style:font-name-complex="David CLM1"/>
    </style:style>
    <style:style style:name="P28" style:family="paragraph" style:parent-style-name="Heading_20_2">
      <style:paragraph-properties fo:line-height="100%"/>
      <style:text-properties style:font-name="David CLM1" officeooo:rsid="05735d0c" officeooo:paragraph-rsid="05dfc5bd" style:font-name-complex="David CLM1"/>
    </style:style>
    <style:style style:name="P29" style:family="paragraph" style:parent-style-name="Heading_20_2">
      <style:text-properties style:font-name="David CLM1" officeooo:rsid="05735d0c" officeooo:paragraph-rsid="05dac12a" style:font-name-complex="David CLM1"/>
    </style:style>
    <style:style style:name="P30" style:family="paragraph" style:parent-style-name="Heading_20_2">
      <style:text-properties style:font-name="David CLM1" officeooo:rsid="05735d0c" officeooo:paragraph-rsid="0596ca4a" style:font-name-complex="David CLM1"/>
    </style:style>
    <style:style style:name="P31" style:family="paragraph" style:parent-style-name="Table_20_Contents">
      <style:paragraph-properties fo:text-align="center" style:justify-single-word="false"/>
      <style:text-properties style:font-name="David CLM1" fo:font-size="14pt" officeooo:rsid="059dc5f2" officeooo:paragraph-rsid="05dac12a" style:font-size-asian="14pt" style:font-name-complex="David CLM1" style:font-size-complex="14pt"/>
    </style:style>
    <style:style style:name="P32" style:family="paragraph" style:parent-style-name="Table_20_Contents">
      <style:text-properties style:font-name="David CLM1" fo:font-weight="bold" officeooo:rsid="05a316ce" officeooo:paragraph-rsid="05dac12a" style:font-weight-asian="bold" style:font-name-complex="David CLM1" style:font-weight-complex="bold"/>
    </style:style>
    <style:style style:name="P33" style:family="paragraph" style:parent-style-name="Text_20_body">
      <style:paragraph-properties fo:text-align="start" style:justify-single-word="false" style:writing-mode="lr-tb"/>
    </style:style>
    <style:style style:name="P34" style:family="paragraph" style:parent-style-name="Heading_20_2">
      <style:paragraph-properties fo:margin-top="0in" fo:margin-bottom="0in" loext:contextual-spacing="false" fo:line-height="100%" fo:text-align="end" style:justify-single-word="false" style:writing-mode="rl-tb"/>
      <style:text-properties style:font-name="David CLM1" officeooo:rsid="05735d0c" officeooo:paragraph-rsid="05ef5dbd" style:font-name-complex="David CLM1"/>
    </style:style>
    <style:style style:name="P35" style:family="paragraph" style:parent-style-name="Heading_20_2">
      <style:paragraph-properties fo:margin-top="0in" fo:margin-bottom="0in" loext:contextual-spacing="false" fo:line-height="100%" fo:text-align="end" style:justify-single-word="false" style:writing-mode="rl-tb"/>
      <style:text-properties style:font-name="David CLM1" officeooo:rsid="05735d0c" officeooo:paragraph-rsid="05ef6ec2" style:font-name-complex="David CLM1"/>
    </style:style>
    <style:style style:name="P36" style:family="paragraph" style:parent-style-name="Heading_20_1">
      <style:paragraph-properties fo:line-height="100%"/>
      <style:text-properties style:font-name="David CLM1" officeooo:rsid="05226f8d" officeooo:paragraph-rsid="04af6545" style:font-name-complex="David CLM1"/>
    </style:style>
    <style:style style:name="P37" style:family="paragraph" style:parent-style-name="Text_20_body">
      <style:text-properties officeooo:rsid="05ef6ec2" officeooo:paragraph-rsid="05ef6ec2"/>
    </style:style>
    <style:style style:name="P38" style:family="paragraph" style:parent-style-name="Text_20_body">
      <style:text-properties officeooo:rsid="05f05110" officeooo:paragraph-rsid="05f05110"/>
    </style:style>
    <style:style style:name="P39" style:family="paragraph" style:parent-style-name="Text_20_body">
      <style:paragraph-properties fo:text-align="end" style:justify-single-word="false" style:writing-mode="rl-tb"/>
      <style:text-properties style:font-name="David CLM1" officeooo:rsid="059e518c" officeooo:paragraph-rsid="05dac12a" style:font-name-complex="David CLM1"/>
    </style:style>
    <style:style style:name="P40" style:family="paragraph" style:parent-style-name="Text_20_body">
      <style:paragraph-properties fo:margin-top="0in" fo:margin-bottom="0in" loext:contextual-spacing="false"/>
      <style:text-properties officeooo:rsid="05ef6ec2" officeooo:paragraph-rsid="05ef6ec2"/>
    </style:style>
    <style:style style:name="P41"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1" officeooo:paragraph-rsid="05ef6ec2" style:font-name-complex="David CLM1"/>
    </style:style>
    <style:style style:name="P42"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1" officeooo:rsid="05ef6ec2" officeooo:paragraph-rsid="05ef6ec2" style:font-name-complex="David CLM1"/>
    </style:style>
    <style:style style:name="P43"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1" fo:font-size="12pt" fo:font-style="italic" fo:font-weight="normal" officeooo:rsid="05e69164" officeooo:paragraph-rsid="05e69164" style:font-size-asian="12pt" style:font-style-asian="italic" style:font-weight-asian="normal" style:font-name-complex="David CLM1" style:font-size-complex="12pt"/>
    </style:style>
    <style:style style:name="T1" style:family="text">
      <style:text-properties officeooo:rsid="05d818a9"/>
    </style:style>
    <style:style style:name="T2" style:family="text">
      <style:text-properties officeooo:rsid="05a316ce"/>
    </style:style>
    <style:style style:name="T3" style:family="text">
      <style:text-properties officeooo:rsid="05a531e6"/>
    </style:style>
    <style:style style:name="T4" style:family="text">
      <style:text-properties officeooo:rsid="05a28d3e"/>
    </style:style>
    <style:style style:name="T5" style:family="text">
      <style:text-properties officeooo:rsid="05db2356"/>
    </style:style>
    <style:style style:name="T6" style:family="text">
      <style:text-properties style:use-window-font-color="true" fo:font-style="italic" fo:font-weight="normal" style:font-style-asian="italic" style:font-weight-asian="normal"/>
    </style:style>
    <style:style style:name="T7" style:family="text">
      <style:text-properties style:use-window-font-color="true" fo:font-style="italic" fo:font-weight="normal" officeooo:rsid="04c84b90" style:font-style-asian="italic" style:font-weight-asian="normal"/>
    </style:style>
    <style:style style:name="T8" style:family="text">
      <style:text-properties style:use-window-font-color="true" fo:font-style="italic" fo:font-weight="normal" officeooo:rsid="04cf74ae" style:font-style-asian="italic" style:font-weight-asian="normal"/>
    </style:style>
    <style:style style:name="T9" style:family="text">
      <style:text-properties style:use-window-font-color="true" fo:font-style="italic" fo:font-weight="normal" officeooo:rsid="05db2356" style:font-style-asian="italic" style:font-weight-asian="normal"/>
    </style:style>
    <style:style style:name="T10" style:family="text">
      <style:text-properties style:use-window-font-color="true" fo:font-style="italic" fo:font-weight="normal" officeooo:rsid="05dc739d" style:font-style-asian="italic" style:font-weight-asian="normal"/>
    </style:style>
    <style:style style:name="T11" style:family="text">
      <style:text-properties style:use-window-font-color="true" fo:font-style="italic" fo:font-weight="normal" officeooo:rsid="05de20ca" style:font-style-asian="italic" style:font-weight-asian="normal"/>
    </style:style>
    <style:style style:name="T12" style:family="text">
      <style:text-properties style:use-window-font-color="true" fo:font-style="italic" fo:font-weight="normal" officeooo:rsid="05e26ef8" style:font-style-asian="italic" style:font-weight-asian="normal"/>
    </style:style>
    <style:style style:name="T13" style:family="text">
      <style:text-properties style:use-window-font-color="true" fo:font-style="italic" fo:font-weight="normal" officeooo:rsid="05e45cd6" style:font-style-asian="italic" style:font-weight-asian="normal"/>
    </style:style>
    <style:style style:name="T14" style:family="text">
      <style:text-properties style:use-window-font-color="true" fo:font-style="italic" fo:font-weight="normal" officeooo:rsid="05e5e974" style:font-style-asian="italic" style:font-weight-asian="normal"/>
    </style:style>
    <style:style style:name="T15" style:family="text">
      <style:text-properties style:use-window-font-color="true" fo:font-style="italic" fo:font-weight="normal" officeooo:rsid="05e68b71" style:font-style-asian="italic" style:font-weight-asian="normal"/>
    </style:style>
    <style:style style:name="T16" style:family="text">
      <style:text-properties style:use-window-font-color="true" fo:font-style="italic" fo:font-weight="normal" officeooo:rsid="05e69164" style:font-style-asian="italic" style:font-weight-asian="normal"/>
    </style:style>
    <style:style style:name="T17" style:family="text">
      <style:text-properties style:use-window-font-color="true" fo:font-style="italic" fo:font-weight="normal" officeooo:rsid="05e9227a" style:font-style-asian="italic" style:font-weight-asian="normal"/>
    </style:style>
    <style:style style:name="T18" style:family="text">
      <style:text-properties style:use-window-font-color="true" style:text-position="sub 58%" fo:font-style="italic" fo:font-weight="normal" style:font-style-asian="italic" style:font-weight-asian="normal"/>
    </style:style>
    <style:style style:name="T19" style:family="text">
      <style:text-properties style:use-window-font-color="true" style:text-position="sub 58%" fo:font-style="italic" fo:font-weight="normal" officeooo:rsid="04c84b90" style:font-style-asian="italic" style:font-weight-asian="normal"/>
    </style:style>
    <style:style style:name="T20" style:family="text">
      <style:text-properties style:use-window-font-color="true" style:text-position="sub 58%" fo:font-style="italic" fo:font-weight="normal" officeooo:rsid="05e45cd6" style:font-style-asian="italic" style:font-weight-asian="normal"/>
    </style:style>
    <style:style style:name="T21" style:family="text">
      <style:text-properties style:use-window-font-color="true" style:text-position="super 58%" fo:font-style="italic" fo:font-weight="normal" officeooo:rsid="05db2356" style:font-style-asian="italic" style:font-weight-asian="normal"/>
    </style:style>
    <style:style style:name="T22" style:family="text">
      <style:text-properties style:use-window-font-color="true" style:font-name="David CLM" fo:font-style="italic" fo:font-weight="normal" officeooo:rsid="05e5e974" style:font-name-asian="David CLM" style:font-style-asian="italic" style:font-weight-asian="normal" style:font-name-complex="David CLM"/>
    </style:style>
    <style:style style:name="T23" style:family="text">
      <style:text-properties style:use-window-font-color="true" fo:font-size="12pt" style:font-size-asian="12pt" style:font-size-complex="12pt"/>
    </style:style>
    <style:style style:name="T24" style:family="text">
      <style:text-properties style:use-window-font-color="true" fo:font-size="12pt" officeooo:rsid="04a9e17c" style:font-size-asian="12pt" style:font-size-complex="12pt"/>
    </style:style>
    <style:style style:name="T25" style:family="text">
      <style:text-properties style:use-window-font-color="true" fo:font-size="12pt" officeooo:rsid="037549be" style:font-size-asian="12pt" style:font-size-complex="12pt"/>
    </style:style>
    <style:style style:name="T26" style:family="text">
      <style:text-properties style:use-window-font-color="true" fo:font-size="12pt" fo:font-weight="bold" style:font-size-asian="12pt" style:font-weight-asian="bold" style:font-size-complex="12pt" style:font-weight-complex="bold"/>
    </style:style>
    <style:style style:name="T27" style:family="text">
      <style:text-properties style:use-window-font-color="true" fo:font-size="12pt" fo:font-weight="bold" officeooo:rsid="05ef6ec2" style:font-size-asian="12pt" style:font-weight-asian="bold" style:font-size-complex="12pt" style:font-weight-complex="bold"/>
    </style:style>
    <style:style style:name="T28" style:family="text">
      <style:text-properties style:use-window-font-color="true" fo:font-size="12pt" fo:font-weight="normal" style:font-size-asian="12pt" style:font-weight-asian="normal" style:font-size-complex="12pt" style:font-weight-complex="normal"/>
    </style:style>
    <style:style style:name="T29" style:family="text">
      <style:text-properties style:use-window-font-color="true" fo:font-size="12pt" fo:font-style="italic" officeooo:rsid="05ef6ec2" style:font-size-asian="12pt" style:font-style-asian="italic" style:font-size-complex="12pt" style:font-style-complex="italic"/>
    </style:style>
    <style:style style:name="T30" style:family="text">
      <style:text-properties officeooo:rsid="05ef5dbd"/>
    </style:style>
    <style:style style:name="T31" style:family="text">
      <style:text-properties officeooo:rsid="05ef6ec2"/>
    </style:style>
    <style:style style:name="T32" style:family="text">
      <style:text-properties fo:font-weight="bold" style:font-weight-asian="bold" style:font-weight-complex="bold"/>
    </style:style>
    <style:style style:name="T33" style:family="text">
      <style:text-properties officeooo:rsid="05f2192d"/>
    </style:style>
    <style:style style:name="T34" style:family="text">
      <style:text-properties officeooo:rsid="05f25fb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מטלה - חלוקה יעילה</text:h>
      <text:p text:style-name="P3">יש לענות על שאלה אחת לבחירתכם. הגשה בזוגות, עד תחילת ההרצאה הבאה.</text:p>
      <text:p text:style-name="P27">שאלה <text:span text:style-name="T5">1: מיקסום סכום של פונקציה עולה</text:span></text:p>
      <text:p text:style-name="P4">נניח שאנחנו מחלקים "עוגה", המייצגת אוסף של משאבים, בעזרת בעיית האופטימיזציה הבאה:</text:p>
      <text:p text:style-name="P7"><text:span text:style-name="T7">Maximize <text:s text:c="2"/></text:span><text:span text:style-name="T8">(</text:span><text:span text:style-name="T7">V</text:span><text:span text:style-name="T19">1</text:span><text:span text:style-name="T7">(X</text:span><text:span text:style-name="T19">1</text:span><text:span text:style-name="T7">)</text:span><text:span text:style-name="T8">)</text:span><text:span text:style-name="T9"> </text:span><text:span text:style-name="T21">0.6</text:span><text:span text:style-name="T9"> <text:s/></text:span><text:span text:style-name="T7">+ </text:span><text:span text:style-name="T9"><text:s/></text:span><text:span text:style-name="T12">(</text:span><text:span text:style-name="T7">V</text:span><text:span text:style-name="T19">2</text:span><text:span text:style-name="T7">(X</text:span><text:span text:style-name="T19">2</text:span><text:span text:style-name="T7">)</text:span><text:span text:style-name="T12">)</text:span><text:span text:style-name="T11"> </text:span><text:span text:style-name="T21">0.6</text:span></text:p>
      <text:p text:style-name="P9"><text:span text:style-name="T6">such that <text:s text:c="2"/>(X</text:span><text:span text:style-name="T18">1</text:span><text:span text:style-name="T6">,X</text:span><text:span text:style-name="T18">2</text:span><text:span text:style-name="T6">) is a partition</text:span></text:p>
      <text:p text:style-name="P15"/>
      <text:p text:style-name="P11"><text:span text:style-name="T6">א. תנו דוגמה לבעיית-חלוקה שבה הפתרון הוא יעיל-פארטו וגם הוגן (ללא קנאה).</text:span><text:span text:style-name="T10"> תארו את הבעיה בטבלה, תארו את הפתרון, והוכיחו שהפתרון הוגן.</text:span></text:p>
      <text:p text:style-name="P16"/>
      <text:p text:style-name="P12"><text:span text:style-name="T6">ב. תנו דוגמה לבעיית-חלוקה שבה הפתרון הוא יעיל-פארטו אבל לא הוגן (יש קנאה).</text:span><text:span text:style-name="T10"> תארו את הבעיה בטבלה, תארו את הפתרון, והוכיחו שהפתרון לא הוגן.</text:span></text:p>
      <text:p text:style-name="P15"/>
      <text:p text:style-name="P29">שאלה <text:span text:style-name="T5">2: חישוב חלוקה הוגנת ויעילה</text:span></text:p>
      <text:p text:style-name="P5"><text:span text:style-name="T2">עמי תמי וצומי</text:span> <text:span text:style-name="T2">רוצים </text:span>להשתמש במחשב-העל המחלקתי לצורך ביצוע חישובים מורכבים. <text:span text:style-name="T3">הערך של עמי הוא: 1*כמות הדיסק שהוא מקבל ועוד 2*כמות המעבד שהוא מקבל ועוד 3*כמות הזיכרון שהוא מקבל. הערכים של תמי ושל צומי נקבעים באופן דומה רק עם מספרים שונים, בהתאם לטבלה הבאה:</text:span></text:p>
      <table:table table:name="Table1" table:style-name="Table1">
        <table:table-column table:style-name="Table1.A" table:number-columns-repeated="3"/>
        <table:table-column table:style-name="Table1.D"/>
        <table:table-row>
          <table:table-cell table:style-name="Table1.A1" office:value-type="string">
            <text:p text:style-name="P23">דיסק</text:p>
          </table:table-cell>
          <table:table-cell table:style-name="Table1.A1" office:value-type="string">
            <text:p text:style-name="P23">מעבד</text:p>
          </table:table-cell>
          <table:table-cell table:style-name="Table1.A1" office:value-type="string">
            <text:p text:style-name="P23">זיכרון</text:p>
          </table:table-cell>
          <table:table-cell table:style-name="Table1.D1" office:value-type="string">
            <text:p text:style-name="P25"/>
          </table:table-cell>
        </table:table-row>
        <table:table-row>
          <table:table-cell table:style-name="Table1.A2" office:value-type="string">
            <text:p text:style-name="P26">1</text:p>
          </table:table-cell>
          <table:table-cell table:style-name="Table1.A2" office:value-type="string">
            <text:p text:style-name="P26">2</text:p>
          </table:table-cell>
          <table:table-cell table:style-name="Table1.A2" office:value-type="string">
            <text:p text:style-name="P26">3</text:p>
          </table:table-cell>
          <table:table-cell table:style-name="Table1.D2" office:value-type="string">
            <text:p text:style-name="P24">עמי</text:p>
          </table:table-cell>
        </table:table-row>
        <table:table-row>
          <table:table-cell table:style-name="Table1.A2" office:value-type="string">
            <text:p text:style-name="P26">4</text:p>
          </table:table-cell>
          <table:table-cell table:style-name="Table1.A2" office:value-type="string">
            <text:p text:style-name="P26">5</text:p>
          </table:table-cell>
          <table:table-cell table:style-name="Table1.A2" office:value-type="string">
            <text:p text:style-name="P26">6</text:p>
          </table:table-cell>
          <table:table-cell table:style-name="Table1.D2" office:value-type="string">
            <text:p text:style-name="P24">תמי</text:p>
          </table:table-cell>
        </table:table-row>
        <table:table-row>
          <table:table-cell table:style-name="Table1.A2" office:value-type="string">
            <text:p text:style-name="P31">7</text:p>
          </table:table-cell>
          <table:table-cell table:style-name="Table1.A2" office:value-type="string">
            <text:p text:style-name="P31">8</text:p>
          </table:table-cell>
          <table:table-cell table:style-name="Table1.A2" office:value-type="string">
            <text:p text:style-name="P31">9</text:p>
          </table:table-cell>
          <table:table-cell table:style-name="Table1.D2" office:value-type="string">
            <text:p text:style-name="P32">צומי</text:p>
          </table:table-cell>
        </table:table-row>
      </table:table>
      <text:p text:style-name="P18"/>
      <text:p text:style-name="P18">כיתבו <text:span text:style-name="T4">פקודה בשפת Mathematica (או בשפה אחרת לבחירתכם) המוצאת חלוקה יעילה-פארטו וללא קנאה של משאבי המיחשוב.</text:span></text:p>
      <text:p text:style-name="P35">שאלה <text:span text:style-name="T31">3: יעילות-פארטו חלשה וחזקה</text:span></text:p>
      <text:p text:style-name="P40"><text:span text:style-name="T32"/></text:p>
      <text:p text:style-name="P40"><text:span text:style-name="T32">הגדרות</text:span>: </text:p>
      <text:list xml:id="list79195365" text:style-name="L1">
        <text:list-item>
          <text:p text:style-name="P41"><text:span text:style-name="T24">מצב </text:span><text:span text:style-name="T23">א נקרא </text:span><text:span text:style-name="T26">שיפור פארטו</text:span><text:span text:style-name="T27"> חזק </text:span><text:span text:style-name="T23">של </text:span><text:span text:style-name="T24">מצב </text:span><text:span text:style-name="T23">ב, אם </text:span><text:span text:style-name="T24">מצב </text:span><text:span text:style-name="T25">א </text:span><text:span text:style-name="T23">טוב יותר </text:span><text:span text:style-name="T29">לכל </text:span><text:span text:style-name="T23">המשתתפים.</text:span></text:p>
        </text:list-item>
        <text:list-item>
          <text:p text:style-name="P42"><text:span text:style-name="T24">מצב </text:span><text:span text:style-name="T23">נקרא </text:span><text:span text:style-name="T26">יעיל פארטו חלש</text:span><text:span text:style-name="T28"> </text:span><text:span text:style-name="T23">אם לא קיי</text:span><text:span text:style-name="T24">ם</text:span><text:span text:style-name="T23"> </text:span><text:span text:style-name="T24">מצב אחר שהוא </text:span><text:span text:style-name="T23">שיפור-פארטו-חזק של</text:span><text:span text:style-name="T24">ו</text:span><text:span text:style-name="T23">.</text:span></text:p>
          <text:p text:style-name="P42"><text:span text:style-name="T23"/></text:p>
        </text:list-item>
      </text:list>
      <text:p text:style-name="P37">א. תנו דוגמה לחלוקה שהיא יעילה-פארטו-חלש אבל לא יעילה-פארטו.</text:p>
      <text:p text:style-name="P37">ב. הוכיחו שכל חלוקה יעילה-פארטו היא גם יעילה-פארטו-חלש.</text:p>
      <text:p text:style-name="P37">ג. הוכיחו, שאם <text:span text:style-name="T33">פונקציות הערך של </text:span>כל השחקנים <text:span text:style-name="T33">הן חיוביות ממש בכל נקודה ונקודה בעוגה, </text:span>אז כל חלוקה יעילה-פארטו-חלש היא גם יעילה-פארטו.</text:p>
      <text:p text:style-name="P38">ד. הוכיחו, שאם לכל השחקנים ישנה אותה פונקציית-ערך, אז כל <text:span text:style-name="T34">החלוקות הן יעילות-</text:span>פארטו<text:span text:style-name="T34">.</text:span></text:p>
      <text:p text:style-name="P35"><text:soft-page-break/></text:p>
      <text:p text:style-name="P28">שאלה <text:span text:style-name="T31">4: מיקסום סכום הערכים תחת אילוצי הגינות</text:span></text:p>
      <text:p text:style-name="P22">נתונה הבעיה:</text:p>
      <text:p text:style-name="P8"><text:span text:style-name="T7">Maximize <text:s text:c="2"/>V</text:span><text:span text:style-name="T19">1</text:span><text:span text:style-name="T7">(X</text:span><text:span text:style-name="T19">1</text:span><text:span text:style-name="T7">)</text:span><text:span text:style-name="T9"> <text:s/></text:span><text:span text:style-name="T7">+ </text:span><text:span text:style-name="T9"><text:s/></text:span><text:span text:style-name="T7">V</text:span><text:span text:style-name="T19">2</text:span><text:span text:style-name="T7">(X</text:span><text:span text:style-name="T19">2</text:span><text:span text:style-name="T7">)</text:span></text:p>
      <text:p text:style-name="P10"><text:span text:style-name="T6">such that <text:s text:c="2"/>(X</text:span><text:span text:style-name="T18">1</text:span><text:span text:style-name="T6">,X</text:span><text:span text:style-name="T18">2</text:span><text:span text:style-name="T6">) is a partition</text:span><text:span text:style-name="T13"> </text:span><text:span text:style-name="T17"><text:s/></text:span><text:span text:style-name="T13">and </text:span><text:span text:style-name="T17"><text:s/></text:span><text:span text:style-name="T6">V</text:span><text:span text:style-name="T18">1</text:span><text:span text:style-name="T6">(X</text:span><text:span text:style-name="T18">1</text:span><text:span text:style-name="T6">)</text:span><text:span text:style-name="T13"> </text:span><text:span text:style-name="T22">≥</text:span><text:span text:style-name="T13"> </text:span><text:span text:style-name="T15">1/2</text:span><text:span text:style-name="T13"> </text:span><text:span text:style-name="T17"><text:s/></text:span><text:span text:style-name="T13">and </text:span><text:span text:style-name="T17"><text:s/></text:span><text:span text:style-name="T6">V</text:span><text:span text:style-name="T20">2</text:span><text:span text:style-name="T6">(X</text:span><text:span text:style-name="T20">2</text:span><text:span text:style-name="T6">)</text:span><text:span text:style-name="T14"> </text:span><text:span text:style-name="T22">≥</text:span><text:span text:style-name="T13"> </text:span><text:span text:style-name="T15">1/2</text:span></text:p>
      <text:p text:style-name="P13"><text:span text:style-name="T6">א. הוכיחו </text:span><text:span text:style-name="T16">שהפתרון לבעיה הוא </text:span><text:span text:style-name="T6">תמיד </text:span><text:span text:style-name="T15">חלוקה פרופורציונלית.</text:span></text:p>
      <text:p text:style-name="P14"><text:span text:style-name="T15">ב</text:span><text:span text:style-name="T6">. הוכיחו שהפתרון לבעיה הוא תמיד חלוקה יעילה-פארטו.</text:span></text:p>
      <text:p text:style-name="P17">ג. הוכיחו שהפתרון לבעיה הוא תמיד חלוקה ללא-קנאה.</text:p>
      <text:p text:style-name="P17"/>
      <text:p text:style-name="P34"/>
      <text:p text:style-name="P30">שאלה <text:span text:style-name="T30">5: תיכנות - יעילות פארטו</text:span></text:p>
      <text:p text:style-name="P6">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33">class Agent {</text:p>
      <text:p text:style-name="P33"><text:tab/>double value(int option); <text:s/></text:p>
      <text:p text:style-name="P33"><text:s text:c="11"/>// INPUT: <text:s text:c="2"/>the index of an option.</text:p>
      <text:p text:style-name="P33"><text:s text:c="11"/>// OUTPUT: <text:s/>the value of the option to the agent.</text:p>
      <text:p text:style-name="P33">}</text:p>
      <text:p text:style-name="P20">א. כיתבו <text:span text:style-name="T1">אלגוריתם המקבל שתי אפשרויות ומערך של שחקנים, ובודק האם אפשרות 1 היא שיפור פארטו של אפשרות 2:</text:span></text:p>
      <text:p text:style-name="P33">bool isParetoImprovement(Agent[] agents, int option1, int option2)</text:p>
      <text:p text:style-name="P21"><text:span text:style-name="T1">ב</text:span>. כיתבו <text:span text:style-name="T1">אלגוריתם המקבל אפשרות ומערך של שחקנים, ובודק האם האפשרות יעילה פארטו:</text:span></text:p>
      <text:p text:style-name="P33">bool isParetoOptimal(Agent[] agents, int optio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 svg:font-family="'David CLM'"/>
    <style:font-face style:name="Nachlieli CLM2" svg:font-family="'Nachlieli CLM'"/>
    <style:font-face style:name="Monospace" svg:font-family="Monospace" style:font-adornments="Regular" style:font-pitch="fixed"/>
    <style:font-face style:name="David CLM1"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6T21:14:43.629339588</dc:date>
    <meta:editing-duration>P11DT13H7M15S</meta:editing-duration>
    <meta:editing-cycles>1354</meta:editing-cycles>
    <meta:document-statistic meta:table-count="1" meta:image-count="0" meta:object-count="0" meta:page-count="2" meta:paragraph-count="55" meta:word-count="428" meta:character-count="2446" meta:non-whitespace-character-count="2030"/>
  </office:meta>
</office:document-meta>
</file>